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aset 2</text:p>
          </table:table-cell>
          <table:table-cell office:value-type="string" calcext:value-type="string">
            <text:p>Attempt Rate</text:p>
          </table:table-cell>
          <table:table-cell office:value-type="string" calcext:value-type="string">
            <text:p>On Rate</text:p>
          </table:table-cell>
        </table:table-row>
        <table:table-row table:style-name="ro1">
          <table:table-cell office:value-type="string" calcext:value-type="string">
            <text:p>Fit \#1</text:p>
          </table:table-cell>
          <table:table-cell office:value-type="float" office:value="1.02267246" calcext:value-type="float">
            <text:p>1.02267246</text:p>
          </table:table-cell>
          <table:table-cell office:value-type="float" office:value="938.15306784" calcext:value-type="float">
            <text:p>938.15306784</text:p>
          </table:table-cell>
        </table:table-row>
        <table:table-row table:style-name="ro1">
          <table:table-cell office:value-type="string" calcext:value-type="string">
            <text:p>Fit \#2</text:p>
          </table:table-cell>
          <table:table-cell office:value-type="float" office:value="1.01831605" calcext:value-type="float">
            <text:p>1.01831605</text:p>
          </table:table-cell>
          <table:table-cell office:value-type="float" office:value="281.33794039" calcext:value-type="float">
            <text:p>281.33794039</text:p>
          </table:table-cell>
        </table:table-row>
        <table:table-row table:style-name="ro1">
          <table:table-cell office:value-type="string" calcext:value-type="string">
            <text:p>Fit \textbf{Average}</text:p>
          </table:table-cell>
          <table:table-cell table:formula="of:=AVERAGE([.B2:.B3])" office:value-type="float" office:value="1.020494255" calcext:value-type="float">
            <text:p>1.020494255</text:p>
          </table:table-cell>
          <table:table-cell table:formula="of:=AVERAGE([.C2:.C3])" office:value-type="float" office:value="609.745504115" calcext:value-type="float">
            <text:p>609.745504115</text:p>
          </table:table-cell>
        </table:table-row>
      </table:table>
      <table:table table:name="Log Values" table:style-name="ta1">
        <table:table-column table:style-name="co1" table:number-columns-repeated="3" table:default-cell-style-name="Default"/>
        <table:table-row table:style-name="ro1">
          <table:table-cell office:value-type="float" office:value="1.60695616" calcext:value-type="float">
            <text:p>1.60695616</text:p>
          </table:table-cell>
          <table:table-cell office:value-type="float" office:value="-5.77273071" calcext:value-type="float">
            <text:p>-5.77273071</text:p>
          </table:table-cell>
          <table:table-cell office:value-type="float" office:value="4.49324469" calcext:value-type="float">
            <text:p>4.49324469</text:p>
          </table:table-cell>
        </table:table-row>
        <table:table-row table:style-name="ro1">
          <table:table-cell office:value-type="float" office:value="-0.78962109" calcext:value-type="float">
            <text:p>-0.78962109</text:p>
          </table:table-cell>
          <table:table-cell office:value-type="float" office:value="1.03051128" calcext:value-type="float">
            <text:p>1.03051128</text:p>
          </table:table-cell>
          <table:table-cell office:value-type="float" office:value="1.57157083" calcext:value-type="float">
            <text:p>1.57157083</text:p>
          </table:table-cell>
        </table:table-row>
        <table:table-row table:style-name="ro1">
          <table:table-cell office:value-type="float" office:value="-0.78532621" calcext:value-type="float">
            <text:p>-0.78532621</text:p>
          </table:table-cell>
          <table:table-cell office:value-type="float" office:value="1.03708717" calcext:value-type="float">
            <text:p>1.03708717</text:p>
          </table:table-cell>
          <table:table-cell office:value-type="float" office:value="1.57166263" calcext:value-type="float">
            <text:p>1.57166263</text:p>
          </table:table-cell>
        </table:table-row>
        <table:table-row table:style-name="ro1">
          <table:table-cell office:value-type="float" office:value="-0.78345957" calcext:value-type="float">
            <text:p>-0.78345957</text:p>
          </table:table-cell>
          <table:table-cell office:value-type="float" office:value="1.01954082" calcext:value-type="float">
            <text:p>1.01954082</text:p>
          </table:table-cell>
          <table:table-cell office:value-type="float" office:value="1.58339699" calcext:value-type="float">
            <text:p>1.58339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4:39:49.8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41:54.472232674</meta:creation-date>
    <dc:date>2018-04-09T14:41:03.067000000</dc:date>
    <meta:editing-duration>PT9M10S</meta:editing-duration>
    <meta:editing-cycles>5</meta:editing-cycles>
    <meta:generator>LibreOffice/5.3.2.2$Windows_X86_64 LibreOffice_project/6cd4f1ef626f15116896b1d8e1398b56da0d0ee1</meta:generator>
    <meta:document-statistic meta:table-count="2" meta:cell-count="24" meta:object-count="0"/>
  </office:meta>
</office:document-meta>
</file>